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niorityTable" table:style-name="ta1">
        <table:shapes>
          <draw:frame draw:z-index="0" draw:style-name="gr1" draw:text-style-name="P1" svg:width="453.51pt" svg:height="255.09pt" svg:x="376.75pt" svg:y="2.83pt">
            <loext:p draw:notify-on-update-of-ranges="SeniorityTable.A1:SeniorityTable.A1 SeniorityTable.A2:SeniorityTable.A11 SeniorityTable.D1:SeniorityTable.D1 SeniorityTable.D2:SeniorityTable.D11 SeniorityTable.A1:SeniorityTable.A1 SeniorityTable.A2:SeniorityTable.A11 SeniorityTable.H1:SeniorityTable.H1 SeniorityTable.H2:SeniorityTable.H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eniorit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31500" calcext:value-type="float">
            <text:p>31500</text:p>
          </table:table-cell>
          <table:table-cell office:value-type="float" office:value="35000" calcext:value-type="float">
            <text:p>35000</text:p>
          </table:table-cell>
          <table:table-cell office:value-type="float" office:value="28500" calcext:value-type="float">
            <text:p>28500</text:p>
          </table:table-cell>
          <table:table-cell office:value-type="float" office:value="38" calcext:value-type="float">
            <text:p>38</text:p>
          </table:table-cell>
          <table:table-cell office:value-type="float" office:value="33052.6315789474" calcext:value-type="float">
            <text:p>33052.6315789474</text:p>
          </table:table-cell>
          <table:table-cell office:value-type="float" office:value="8970.55818371543" calcext:value-type="float">
            <text:p>8970.55818371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00" calcext:value-type="float">
            <text:p>91000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3000" calcext:value-type="float">
            <text:p>33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12" calcext:value-type="float">
            <text:p>112</text:p>
          </table:table-cell>
          <table:table-cell office:value-type="float" office:value="31767.8571428571" calcext:value-type="float">
            <text:p>31767.8571428571</text:p>
          </table:table-cell>
          <table:table-cell office:value-type="float" office:value="11265.4514072079" calcext:value-type="float">
            <text:p>11265.4514072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" calcext:value-type="float">
            <text:p>5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2000" calcext:value-type="float">
            <text:p>4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77" calcext:value-type="float">
            <text:p>77</text:p>
          </table:table-cell>
          <table:table-cell office:value-type="float" office:value="35350.6493506493" calcext:value-type="float">
            <text:p>35350.6493506493</text:p>
          </table:table-cell>
          <table:table-cell office:value-type="float" office:value="8872.49687951734" calcext:value-type="float">
            <text:p>8872.49687951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000" calcext:value-type="float">
            <text:p>90000</text:p>
          </table:table-cell>
          <table:table-cell office:value-type="float" office:value="5000" calcext:value-type="float">
            <text:p>5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6000" calcext:value-type="float">
            <text:p>26000</text:p>
          </table:table-cell>
          <table:table-cell office:value-type="float" office:value="68" calcext:value-type="float">
            <text:p>68</text:p>
          </table:table-cell>
          <table:table-cell office:value-type="float" office:value="35764.7058823529" calcext:value-type="float">
            <text:p>35764.7058823529</text:p>
          </table:table-cell>
          <table:table-cell office:value-type="float" office:value="16002.8652278812" calcext:value-type="float">
            <text:p>16002.86522788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000" calcext:value-type="float">
            <text:p>6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3500" calcext:value-type="float">
            <text:p>43500</text:p>
          </table:table-cell>
          <table:table-cell office:value-type="float" office:value="30750" calcext:value-type="float">
            <text:p>30750</text:p>
          </table:table-cell>
          <table:table-cell office:value-type="float" office:value="56" calcext:value-type="float">
            <text:p>56</text:p>
          </table:table-cell>
          <table:table-cell office:value-type="float" office:value="53178.5714285714" calcext:value-type="float">
            <text:p>53178.5714285714</text:p>
          </table:table-cell>
          <table:table-cell office:value-type="float" office:value="83460.0218973254" calcext:value-type="float">
            <text:p>83460.0218973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48000" calcext:value-type="float">
            <text:p>48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2" calcext:value-type="float">
            <text:p>42</text:p>
          </table:table-cell>
          <table:table-cell office:value-type="float" office:value="76595.2380952381" calcext:value-type="float">
            <text:p>76595.2380952381</text:p>
          </table:table-cell>
          <table:table-cell office:value-type="float" office:value="223297.69362294" calcext:value-type="float">
            <text:p>223297.69362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0" calcext:value-type="float">
            <text:p>8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44000" calcext:value-type="float">
            <text:p>44000</text:p>
          </table:table-cell>
          <table:table-cell office:value-type="float" office:value="54500" calcext:value-type="float">
            <text:p>54500</text:p>
          </table:table-cell>
          <table:table-cell office:value-type="float" office:value="33500" calcext:value-type="float">
            <text:p>33500</text:p>
          </table:table-cell>
          <table:table-cell office:value-type="float" office:value="23" calcext:value-type="float">
            <text:p>23</text:p>
          </table:table-cell>
          <table:table-cell office:value-type="float" office:value="44695.652173913" calcext:value-type="float">
            <text:p>44695.652173913</text:p>
          </table:table-cell>
          <table:table-cell office:value-type="float" office:value="13998.2445564301" calcext:value-type="float">
            <text:p>13998.24455643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000" calcext:value-type="float">
            <text:p>11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8000" calcext:value-type="float">
            <text:p>38000</text:p>
          </table:table-cell>
          <table:table-cell office:value-type="float" office:value="25" calcext:value-type="float">
            <text:p>25</text:p>
          </table:table-cell>
          <table:table-cell office:value-type="float" office:value="48840" calcext:value-type="float">
            <text:p>48840</text:p>
          </table:table-cell>
          <table:table-cell office:value-type="float" office:value="20766.6655965757" calcext:value-type="float">
            <text:p>20766.6655965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000" calcext:value-type="float">
            <text:p>12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6750" calcext:value-type="float">
            <text:p>56750</text:p>
          </table:table-cell>
          <table:table-cell office:value-type="float" office:value="31750" calcext:value-type="float">
            <text:p>31750</text:p>
          </table:table-cell>
          <table:table-cell office:value-type="float" office:value="16" calcext:value-type="float">
            <text:p>16</text:p>
          </table:table-cell>
          <table:table-cell office:value-type="float" office:value="47312.5" calcext:value-type="float">
            <text:p>47312.5</text:p>
          </table:table-cell>
          <table:table-cell office:value-type="float" office:value="23488.6109370052" calcext:value-type="float">
            <text:p>23488.61093700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00" calcext:value-type="float">
            <text:p>7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9000" calcext:value-type="float">
            <text:p>39000</text:p>
          </table:table-cell>
          <table:table-cell office:value-type="float" office:value="28500" calcext:value-type="float">
            <text:p>28500</text:p>
          </table:table-cell>
          <table:table-cell office:value-type="float" office:value="11" calcext:value-type="float">
            <text:p>11</text:p>
          </table:table-cell>
          <table:table-cell office:value-type="float" office:value="36636.3636363636" calcext:value-type="float">
            <text:p>36636.3636363636</text:p>
          </table:table-cell>
          <table:table-cell office:value-type="float" office:value="13123.6963146317" calcext:value-type="float">
            <text:p>13123.6963146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30T20:52:47.162028748</dc:date>
    <meta:editing-duration>PT2M10S</meta:editing-duration>
    <meta:editing-cycles>1</meta:editing-cycles>
    <meta:document-statistic meta:table-count="1" meta:cell-count="99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75cm" svg:y="0.316cm" chart:style-name="ch2">
          <text:p>Seniority Tabel</text:p>
        </chart:title>
        <chart:legend chart:legend-position="bottom" svg:x="5.834cm" svg:y="8.217cm" style:legend-expansion="wide" chart:style-name="ch3"/>
        <chart:plot-area chart:style-name="ch4" table:cell-range-address="SeniorityTable.A1:SeniorityTable.A11 SeniorityTable.D1:SeniorityTable.D11 SeniorityTable.H1:SeniorityTable.H11" chart:data-source-has-labels="row" svg:x="1.331cm" svg:y="1.275cm" svg:width="14.349cm" svg:height="5.781cm">
          <chartooo:coordinate-region svg:x="2.508cm" svg:y="1.474cm" svg:width="12.986cm" svg:height="4.935cm"/>
          <chart:axis chart:dimension="x" chart:name="primary-x" chart:style-name="ch5">
            <chart:title svg:x="7.813cm" svg:y="7.236cm" chart:style-name="ch6">
              <text:p>Seniority</text:p>
            </chart:title>
          </chart:axis>
          <chart:axis chart:dimension="y" chart:name="primary-y" chart:style-name="ch5">
            <chart:title svg:x="0.451cm" svg:y="4.646cm" chart:style-name="ch7">
              <text:p>Salart</text:p>
            </chart:title>
            <chart:grid chart:style-name="ch8" chart:class="major"/>
          </chart:axis>
          <chart:series chart:style-name="ch9" chart:values-cell-range-address="SeniorityTable.D2:SeniorityTable.D11" chart:label-cell-address="SeniorityTable.D1:SeniorityTable.D1" chart:class="chart:scatter">
            <chart:domain table:cell-range-address="SeniorityTable.A2:SeniorityTable.A11"/>
            <chart:data-point chart:repeated="10"/>
          </chart:series>
          <chart:series chart:style-name="ch10" chart:values-cell-range-address="SeniorityTable.H2:SeniorityTable.H11" chart:label-cell-address="SeniorityTable.H1:SeniorityTable.H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dium</text:p>
                <draw:g>
                  <svg:desc>SeniorityTable.D1:SeniorityTable.D1</svg:desc>
                </draw:g>
              </table:table-cell>
              <table:table-cell office:value-type="string">
                <text:p>Mean</text:p>
                <draw:g>
                  <svg:desc>SeniorityTable.H1:SeniorityTabl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eniorityTable.A2:SeniorityTable.A11</svg:desc>
                </draw:g>
              </table:table-cell>
              <table:table-cell office:value-type="float" office:value="31500">
                <text:p>31500</text:p>
                <draw:g>
                  <svg:desc>SeniorityTable.D2:SeniorityTable.D11</svg:desc>
                </draw:g>
              </table:table-cell>
              <table:table-cell office:value-type="float" office:value="33052.6315789474">
                <text:p>33052.6315789474</text:p>
                <draw:g>
                  <svg:desc>SeniorityTable.H2:SeniorityTable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0000">
                <text:p>30000</text:p>
              </table:table-cell>
              <table:table-cell office:value-type="float" office:value="31767.8571428571">
                <text:p>31767.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3000">
                <text:p>33000</text:p>
              </table:table-cell>
              <table:table-cell office:value-type="float" office:value="35350.6493506493">
                <text:p>35350.64935064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2000">
                <text:p>32000</text:p>
              </table:table-cell>
              <table:table-cell office:value-type="float" office:value="35764.7058823529">
                <text:p>35764.7058823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5000">
                <text:p>35000</text:p>
              </table:table-cell>
              <table:table-cell office:value-type="float" office:value="53178.5714285714">
                <text:p>53178.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6000">
                <text:p>36000</text:p>
              </table:table-cell>
              <table:table-cell office:value-type="float" office:value="76595.2380952381">
                <text:p>76595.2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000">
                <text:p>44000</text:p>
              </table:table-cell>
              <table:table-cell office:value-type="float" office:value="44695.652173913">
                <text:p>44695.652173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2000">
                <text:p>42000</text:p>
              </table:table-cell>
              <table:table-cell office:value-type="float" office:value="48840">
                <text:p>488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47312.5">
                <text:p>4731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2000">
                <text:p>32000</text:p>
              </table:table-cell>
              <table:table-cell office:value-type="float" office:value="36636.3636363636">
                <text:p>36636.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